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27.818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6.93cm"/>
    </style:style>
    <style:style style:name="co5" style:family="table-column">
      <style:table-column-properties fo:break-before="auto" style:column-width="2.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9" style:family="table-cell" style:parent-style-name="Default"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1pt" fo:font-style="normal" fo:text-shadow="none" style:text-underline-style="none" fo:font-weight="bold" style:font-size-asian="11pt" style:font-style-asian="normal" style:font-weight-asian="bold" style:font-name-complex="Calibri (Body)" style:font-size-complex="11pt" style:font-style-complex="normal" style:font-weight-complex="bold"/>
    </style:style>
    <style:style style:name="ce53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ce54" style:family="table-cell" style:parent-style-name="Good" style:data-style-name="N10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/>
    </style:style>
    <style:style style:name="ce55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eutral">
      <style:table-cell-properties style:cell-protect="protected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 style:font-name-complex="Calibri"/>
    </style:style>
    <style:style style:name="ce57" style:family="table-cell" style:parent-style-name="Good">
      <style:table-cell-properties style:cell-protect="protected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 style:font-name-complex="Calibri"/>
    </style:style>
    <style:style style:name="ce58" style:family="table-cell" style:parent-style-name="Bad" style:data-style-name="N10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Bad">
      <style:table-cell-properties style:cell-protect="protected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solid" style:text-underline-width="auto" style:text-underline-color="font-color" style:font-name-complex="Calibri"/>
    </style:style>
    <style:style style:name="ce61" style:family="table-cell" style:parent-style-name="Default">
      <style:text-properties fo:color="#000000" fo:font-size="11pt" style:font-size-asian="11pt" style:font-size-complex="11pt"/>
    </style:style>
    <style:style style:name="ce63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66" style:family="table-cell" style:parent-style-name="Good">
      <style:table-cell-properties fo:wrap-option="no-wrap" style:direction="ltr" style:rotation-angle="0" style:rotation-align="none" style:shrink-to-fit="false" loext:vertical-justify="auto"/>
      <style:paragraph-properties css3t:text-justify="auto" fo:margin-left="0cm" style:writing-mode="page"/>
    </style:style>
    <style:style style:name="ce67" style:family="table-cell" style:parent-style-name="Neutral">
      <style:table-cell-properties fo:wrap-option="no-wrap" style:direction="ltr" style:rotation-angle="0" style:rotation-align="none" style:shrink-to-fit="false" loext:vertical-justify="auto"/>
      <style:paragraph-properties css3t:text-justify="auto" fo:margin-left="0cm" style:writing-mode="page"/>
    </style:style>
    <style:style style:name="ce68" style:family="table-cell" style:parent-style-name="Ba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cm" style:writing-mode="page"/>
    </style:style>
    <style:style style:name="ce69" style:family="table-cell" style:parent-style-name="Good">
      <style:table-cell-properties fo:wrap-option="no-wrap" style:direction="ltr" style:rotation-angle="0" style:shrink-to-fit="false" loext:vertical-justify="auto"/>
      <style:paragraph-properties css3t:text-justify="auto" fo:margin-left="0cm" style:writing-mode="page"/>
    </style:style>
    <style:style style:name="ce70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cm" style:writing-mode="page"/>
    </style:style>
    <style:style style:name="ce71" style:family="table-cell" style:parent-style-name="Bad">
      <style:table-cell-properties fo:wrap-option="no-wrap" style:direction="ltr" style:rotation-angle="0" style:rotation-align="none" style:shrink-to-fit="false" loext:vertical-justify="auto"/>
      <style:paragraph-properties css3t:text-justify="auto" fo:margin-left="0cm" style:writing-mode="pag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number-columns-repeated="1020" table:default-cell-style-name="ce49"/>
        <table:table-row table:style-name="ro1">
          <table:table-cell/>
          <table:table-cell table:style-name="ce52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53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Topic:</text:p>
          </table:table-cell>
          <table:table-cell table:style-name="ce50" office:value-type="string" calcext:value-type="string">
            <text:p>Problem: </text:p>
          </table:table-cell>
          <table:table-cell table:style-name="ce64" office:value-type="string" calcext:value-type="string">
            <text:p>Done [yes or no]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leetcode.com/problems/merge-intervals/" xlink:type="simple">Merge Interval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7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7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Array</text:p>
          </table:table-cell>
          <table:table-cell table:style-name="ce57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8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6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69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Array</text:p>
          </table:table-cell>
          <table:table-cell table:style-name="ce54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59"/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59"/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7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7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7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7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60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style-name="ce5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 table:style-name="ce51"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leetcode.com/problems/reverse-string/" xlink:type="simple">Reverse a String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String</text:p>
          </table:table-cell>
          <table:table-cell table:style-name="ce59" office:value-type="string" calcext:value-type="string">
            <text:p>Why strings are immutable in Java?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60" office:value-type="string" calcext:value-type="string">
            <office:annotation draw:style-name="gr1" draw:text-style-name="P2" svg:width="2.899cm" svg:height="2.176cm" svg:x="33.395cm" svg:y="28.554cm" draw:caption-point-x="-0.61cm" draw:caption-point-y="1.51cm">
              <dc:date>2022-01-25T00:00:00</dc:date>
              <text:p text:style-name="P1"><text:span text:style-name="T1">Not able to understand problem at leetcode.</text:span></text:p>
              <text:p text:style-name="P1"><text:span text:style-name="T1"/></text:p>
            </office:annotation>
            <text:p><text:a xlink:href="https://leetcode.com/problems/count-and-say/" xlink:type="simple">Count and Say problem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office:annotation draw:style-name="gr2" draw:text-style-name="P2" svg:width="2.899cm" svg:height="1.799cm" svg:x="33.395cm" svg:y="29.054cm" draw:caption-point-x="-0.61cm" draw:caption-point-y="1.51cm">
              <dc:date>2022-01-25T00:00:00</dc:date>
              <text:p text:style-name="P1"><text:span text:style-name="T1">Dp</text:span></text:p>
              <text:p text:style-name="P1"><text:span text:style-name="T1"/></text:p>
            </office:annotation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67" office:value-type="string" calcext:value-type="string">
            <text:p>&lt;-&gt;</text:p>
          </table:table-cell>
          <table:table-cell office:value-type="string" calcext:value-type="string">
            <text:p>not dp check</text:p>
          </table:table-cell>
          <table:table-cell table:number-columns-repeated="1020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7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60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ring</text:p>
          </table:table-cell>
          <table:table-cell table:style-name="ce5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 table:style-name="ce51"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7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spoj.com/problems/AGGRCOW/" xlink:type="simple">Aggressive cow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spoj.com/problems/EKO/" xlink:type="simple">EKOSPOJ: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spoj.com/problems/PRATA/" xlink:type="simple">ROTI-Prata SPOJ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spoj.com/problems/ANARC05B/" xlink:type="simple">DoubleHelix SPOJ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spoj.com/problems/SUBSUMS/" xlink:type="simple">Subset Sum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earching &amp; Sorting</text:p>
          </table:table-cell>
          <table:table-cell table:style-name="ce5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LinkedList</text:p>
          </table:table-cell>
          <table:table-cell table:style-name="ce59" office:value-type="string" calcext:value-type="string">
            <text:p>Can we reverse a linked list in less than O(n) ?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LinkedList</text:p>
          </table:table-cell>
          <table:table-cell table:style-name="ce59" office:value-type="string" calcext:value-type="string">
            <text:p>Why Quicksort is preferred for. Arrays and Merge Sort for LinkedLists ?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LinkedList</text:p>
          </table:table-cell>
          <table:table-cell table:style-name="ce5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Trees</text:p>
          </table:table-cell>
          <table:table-cell table:style-name="ce5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 table:style-name="ce51"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7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7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7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60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60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6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nary Search Trees</text:p>
          </table:table-cell>
          <table:table-cell table:style-name="ce5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DIEHARD/" xlink:type="simple">DIEHARD -DIE HARD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GCJ101BB/" xlink:type="simple">Picking Up Chick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CHOCOLA/" xlink:type="simple">CHOCOLA –Chocolat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eedy</text:p>
          </table:table-cell>
          <table:table-cell table:style-name="ce5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7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7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7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66" office:value-type="string" calcext:value-type="string">
            <text:p>&lt;-&gt;</text:p>
          </table:table-cell>
          <table:table-cell office:value-type="string" calcext:value-type="string">
            <text:p>also perform with dp</text:p>
          </table:table-cell>
          <table:table-cell table:number-columns-repeated="1020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tug-of-war/" xlink:type="simple">Tug of Wa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7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ackTracking</text:p>
          </table:table-cell>
          <table:table-cell table:style-name="ce5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63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Stacks &amp; Queues</text:p>
          </table:table-cell>
          <table:table-cell table:style-name="ce5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63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Heap</text:p>
          </table:table-cell>
          <table:table-cell table:style-name="ce5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flood-fill/" xlink:type="simple">flood fill algo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clone-graph/" xlink:type="simple">Clone a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word-ladder/" xlink:type="simple">word Ladder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Graph</text:p>
          </table:table-cell>
          <table:table-cell table:style-name="ce5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Trie</text:p>
          </table:table-cell>
          <table:table-cell table:style-name="ce5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67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60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71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Dynamic Programming</text:p>
          </table:table-cell>
          <table:table-cell table:style-name="ce57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6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59"/>
          <table:table-cell table:style-name="ce65"/>
          <table:table-cell table:number-columns-repeated="1021"/>
        </table:table-row>
        <table:table-row table:style-name="ro1">
          <table:table-cell table:style-name="ce51"/>
          <table:table-cell table:style-name="ce59"/>
          <table:table-cell table:style-name="ce65"/>
          <table:table-cell table:number-columns-repeated="1021"/>
        </table:table-row>
        <table:table-row table:style-name="ro1">
          <table:table-cell table:style-name="ce51" office:value-type="string" calcext:value-type="string">
            <text:p>Bit Manipulation</text:p>
          </table:table-cell>
          <table:table-cell table:style-name="ce54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Bit Manipulation</text:p>
          </table:table-cell>
          <table:table-cell table:style-name="ce54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Bit Manipulation</text:p>
          </table:table-cell>
          <table:table-cell table:style-name="ce54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t Manipulation</text:p>
          </table:table-cell>
          <table:table-cell table:style-name="ce5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Bit Manipulation</text:p>
          </table:table-cell>
          <table:table-cell table:style-name="ce54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51" office:value-type="string" calcext:value-type="string">
            <text:p>Bit Manipulation</text:p>
          </table:table-cell>
          <table:table-cell table:style-name="ce54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70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t Manipulation</text:p>
          </table:table-cell>
          <table:table-cell table:style-name="ce5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t Manipulation</text:p>
          </table:table-cell>
          <table:table-cell table:style-name="ce5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t Manipulation</text:p>
          </table:table-cell>
          <table:table-cell table:style-name="ce5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Bit Manipulation</text:p>
          </table:table-cell>
          <table:table-cell table:style-name="ce5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65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10480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(Body)" svg:font-family="'Calibri (Body)'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1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12">00/00/0000</text:date></text:span><text:span text:style-name="MT1">, </text:span><text:span text:style-name="MT1"><text:time style:data-style-name="N2" text:time-value="04:34:58.203282843">00:00:00</text:time></text:span></text:p>
        </style:region-right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2-12T07:55:03.306074676</dc:date>
    <meta:generator>LibreOffice/7.2.5.2$Linux_X86_64 LibreOffice_project/20$Build-2</meta:generator>
    <meta:editing-duration>P1DT10H29M28S</meta:editing-duration>
    <meta:editing-cycles>90</meta:editing-cycles>
    <meta:document-statistic meta:table-count="1" meta:cell-count="1354" meta:object-count="0"/>
    <meta:user-defined meta:name="AppVersion">16.0300</meta:user-defined>
  </office:meta>
</office:document-meta>
</file>